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fo:color="#000000" style:font-name="Comic Sans MS" fo:font-size="12pt" fo:font-style="normal" style:text-underline-style="none" fo:font-weight="normal" officeooo:rsid="000f029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3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029b" officeooo:paragraph-rsid="000f1add" style:font-name-asian="NSimSun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style:font-name="Comic Sans MS" fo:font-size="14pt" fo:font-style="italic" style:text-underline-style="solid" style:text-underline-width="auto" style:text-underline-color="font-color" fo:font-weight="bold" officeooo:rsid="000f029b" officeooo:paragraph-rsid="000f029b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029b" officeooo:paragraph-rsid="000f029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029b" officeooo:paragraph-rsid="000f1ad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f029b"/>
    </style:style>
    <style:style style:name="P8" style:family="paragraph" style:parent-style-name="Standard">
      <style:paragraph-properties fo:text-align="start" style:justify-single-word="false"/>
      <style:text-properties officeooo:rsid="000f1add" officeooo:paragraph-rsid="000f1add"/>
    </style:style>
    <style:style style:name="P9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1add" officeooo:paragraph-rsid="000f1ad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1add" officeooo:paragraph-rsid="000f029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text-underline-style="none" fo:font-weight="normal" officeooo:rsid="000f029b" officeooo:paragraph-rsid="000f029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omic Sans MS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font-name="Comic Sans MS" fo:font-size="12pt" fo:font-style="normal" style:text-underline-style="none" fo:font-weight="normal" officeooo:rsid="000f029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Comic Sans MS" fo:font-size="12pt" fo:font-style="normal" style:text-underline-style="none" fo:font-weight="normal" officeooo:rsid="000f1add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Comic Sans MS" fo:font-size="12pt" fo:font-style="normal" style:text-underline-style="none" fo:font-weight="normal" officeooo:rsid="000f029b" style:font-name-asian="NSimSun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font-name="Constantia" fo:font-size="12pt" fo:font-style="normal" style:text-underline-style="none" fo:font-weight="normal" officeooo:rsid="000f029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Constantia" fo:font-size="12pt" fo:font-style="normal" style:text-underline-style="none" fo:font-weight="normal" officeooo:rsid="000f1add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gre du Bengale</text:p>
      <text:p text:style-name="P4"/>
      <text:p text:style-name="P8"><text:span text:style-name="T2">D</text:span><text:span text:style-name="T1">escription et caractéristique <text:s/>du tigre du Bengale :</text:span></text:p>
      <text:p text:style-name="P9"/>
      <text:p text:style-name="P7"><text:span text:style-name="T5">Le tigre du Bengale aussi appelé tigre royal du Bengale </text:span><text:span text:style-name="T6">ou tigre Indien</text:span><text:span text:style-name="T5"> est un félin, qui est la sous-espèce de tigre la plus connue.</text:span><text:span text:style-name="T2"> </text:span><text:span text:style-name="T3">Il</text:span><text:span text:style-name="T2"> est plus léger ( 110 à 250 kg ) et moins for</text:span><text:span text:style-name="T3">t</text:span><text:span text:style-name="T2"> que le tigre de Sibérie. Son </text:span><text:span text:style-name="T3">espérance</text:span><text:span text:style-name="T2"> de vi</text:span><text:span text:style-name="T3">e</text:span><text:span text:style-name="T2"> n’est pas élevé puisqu’elle est de 15 ans. <text:s/>Il vis principalement en Asie, dans une région qui s’étend de l’Inde à la Chine jusq</text:span><text:span text:style-name="T4">u’au sud de Sumatra en passant par le Bengale d’où son nom.</text:span></text:p>
      <text:h text:style-name="P3" text:outline-level="3">Taille : 2,3 à 2,7 m pour les femelles ; 2,70 m à 3,10 m pour les mâles</text:h>
      <text:h text:style-name="P2" text:outline-level="3">Hauteur au garrot : 90 à 110 cm</text:h>
      <text:h text:style-name="P1" text:outline-level="3"><text:span text:style-name="T2">Caractéristiques du corps : Corps massif, pattes larges et puissantes, </text:span><text:span text:style-name="Strong_20_Emphasis"><text:span text:style-name="T2">fourrure épaisse</text:span></text:span></text:h>
      <text:h text:style-name="P2" text:outline-level="3">Poids : 110 à 160 kg pour les femelles ; 180 à 250 kg pour les mâles</text:h>
      <text:h text:style-name="P2" text:outline-level="3">Longueur de la queue : 60 à 100 cm</text:h>
      <text:h text:style-name="P2" text:outline-level="3">Longueur des griffes : 8 à 10 cm</text:h>
      <text:h text:style-name="P2" text:outline-level="3">Vitesse de pointe : 60 km/h</text:h>
      <text:h text:style-name="P2" text:outline-level="3">Couleur du pelage / fourrure : Jaune-orange rayé de bandes noires ; blanc sur la partie inférieure</text:h>
      <text:h text:style-name="P2" text:outline-level="3">Cri / bruit : Le rugissement et le feulement ; le félin du Bengale rugit ou feule</text:h>
      <text:p text:style-name="P6"/>
      <text:p text:style-name="P8"><text:span text:style-name="T2">C</text:span><text:span text:style-name="T1">ette sous-espèce en voie de disparition :</text:span></text:p>
      <text:p text:style-name="P9"/>
      <text:p text:style-name="P7"><text:span text:style-name="T2">Aujourd’hui son nombre d’individus diminue constamment. Sa disparition dans le monde est en partie due à sa fourrure qui est très convoitée ainsi que certains de ses organes tels que </text:span><text:span text:style-name="T3">s</text:span><text:span text:style-name="T2">es dents, </text:span><text:span text:style-name="T3">s</text:span><text:span text:style-name="T2">es os, </text:span><text:span text:style-name="T3">s</text:span><text:span text:style-name="T2">es yeux, et même </text:span><text:span text:style-name="T3">son </text:span><text:span text:style-name="T2">sang. </text:span><text:span text:style-name="T3">Mais sa disparition est aussi du à la dégradation de son habitat. </text:span><text:span text:style-name="T2"><text:s/>A ce jour, il ne reste qu’environ 3000 individus </text:span><text:span text:style-name="T3">de cette espèce dont 1500 à l’État sauvage.</text:span>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1:26:59.772000000</meta:creation-date>
    <meta:generator>LibreOffice/6.4.1.2$Windows_X86_64 LibreOffice_project/4d224e95b98b138af42a64d84056446d09082932</meta:generator>
    <dc:date>2020-11-08T17:18:47.946000000</dc:date>
    <meta:editing-duration>PT1H13M5S</meta:editing-duration>
    <meta:editing-cycles>2</meta:editing-cycles>
    <meta:document-statistic meta:table-count="0" meta:image-count="0" meta:object-count="0" meta:page-count="2" meta:paragraph-count="14" meta:word-count="281" meta:character-count="1445" meta:non-whitespace-character-count="1175"/>
  </office:meta>
</office:document-meta>
</file>